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stroke-linejoin="bevel" draw:fill-color="#ffff00" draw:textarea-horizontal-align="justify" draw:textarea-vertical-align="middle" draw:auto-grow-height="false" fo:min-height="1.351cm" fo:min-width="1.86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stroke-linejoin="bevel" draw:fill-color="#66ffff" draw:textarea-horizontal-align="justify" draw:textarea-vertical-align="middle" draw:auto-grow-height="false" fo:min-height="1.351cm" fo:min-width="1.863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stroke-linejoin="bevel" draw:fill-color="#ff6600" draw:textarea-horizontal-align="justify" draw:textarea-vertical-align="middle" draw:auto-grow-height="false" fo:min-height="1.351cm" fo:min-width="1.863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stroke-linejoin="bevel" draw:fill-color="#ffffff" draw:textarea-horizontal-align="justify" draw:textarea-vertical-align="middle" draw:auto-grow-height="false" fo:min-height="1.351cm" fo:min-width="1.86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stroke-linejoin="bevel" draw:fill-color="#99ff66" draw:textarea-horizontal-align="justify" draw:textarea-vertical-align="middle" draw:auto-grow-height="false" fo:min-height="1.351cm" fo:min-width="1.863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stroke-linejoin="bevel" draw:fill-color="#ff99ff" draw:textarea-horizontal-align="justify" draw:textarea-vertical-align="middle" draw:auto-grow-height="false" fo:min-height="1.351cm" fo:min-width="1.86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objectwithoutfill">
      <style:graphic-properties draw:marker-end="Symmetric_20_Arrow" draw:marker-end-width="0.3cm" draw:fill="none" draw:fill-color="#ffffff" draw:textarea-vertical-align="middle"/>
    </style:style>
    <style:style style:name="gr9" style:family="graphic" style:parent-style-name="standard">
      <style:graphic-properties svg:stroke-width="0.051cm" svg:stroke-color="#000000" draw:marker-start-width="0.355cm" draw:marker-end-width="0.355cm" draw:stroke-linejoin="bevel" draw:fill-color="#dddddd" draw:textarea-horizontal-align="justify" draw:textarea-vertical-align="middle" draw:auto-grow-height="false" fo:min-height="1.351cm" fo:min-width="1.86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svg:stroke-width="0.051cm" svg:stroke-color="#000000" draw:marker-start-width="0.355cm" draw:marker-end-width="0.355cm" draw:stroke-linejoin="bevel" draw:fill-color="#ffffff" draw:textarea-horizontal-align="justify" draw:textarea-vertical-align="middle" draw:auto-grow-height="false" fo:min-height="0.335cm" fo:min-width="1.355cm" fo:padding-top="0.15cm" fo:padding-bottom="0.15cm" fo:padding-left="0.275cm" fo:padding-right="0.275cm"/>
    </style:style>
    <style:style style:name="gr1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28cm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66ffff"/>
      <style:paragraph-properties fo:text-align="center"/>
    </style:style>
    <style:style style:name="P4" style:family="paragraph">
      <loext:graphic-properties draw:fill-color="#ff66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-color="#ff99ff"/>
      <style:paragraph-properties fo:text-align="center"/>
    </style:style>
    <style:style style:name="P8" style:family="paragraph">
      <style:paragraph-properties>
        <style:tab-stops/>
      </style:paragraph-properties>
    </style:style>
    <style:style style:name="P9" style:family="paragraph">
      <loext:graphic-properties draw:fill="none" draw:fill-color="#ffffff"/>
      <style:paragraph-properties>
        <style:tab-stops/>
      </style:paragraph-properties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dddddd"/>
      <style:paragraph-properties fo:text-align="center"/>
    </style:style>
    <style:style style:name="P1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13cm" svg:height="1.651cm" svg:x="11.922cm" svg:y="2.27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13cm" svg:height="1.651cm" svg:x="15.605cm" svg:y="2.27cm">
          <text:p text:style-name="P1">R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413cm" svg:height="1.651cm" svg:x="17.891cm" svg:y="4.429cm">
          <text:p text:style-name="P1">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.413cm" svg:height="1.651cm" svg:x="15.097cm" svg:y="6.895cm">
          <text:p text:style-name="P1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13cm" svg:height="1.651cm" svg:x="15.496cm" svg:y="9.614cm">
          <text:p text:style-name="P1">R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413cm" svg:height="1.651cm" svg:x="11.813cm" svg:y="9.614cm">
          <text:p text:style-name="P1">FL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.413cm" svg:height="1.651cm" svg:x="8.239cm" svg:y="2.27cm">
          <text:p><text:s/>[C,C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4.826cm" svg:height="1.016cm" svg:x="2.524cm" svg:y="2.651cm">
          <draw:text-box>
            <text:p text:style-name="P8">Zadoff-Chu: C</text:p>
          </draw:text-box>
        </draw:frame>
        <draw:line draw:style-name="gr8" draw:text-style-name="P10" draw:layer="layout" svg:x1="12.684cm" svg:y1="3.286cm" svg:x2="12.684cm" svg:y2="2.905cm">
          <text:p/>
        </draw:line>
        <draw:custom-shape draw:style-name="gr1" draw:text-style-name="P2" draw:layer="layout" svg:width="2.413cm" svg:height="1.651cm" svg:x="6.86cm" svg:y="9.614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2.413cm" svg:height="1.651cm" svg:x="6.842cm" svg:y="13.7cm">
          <text:p text:style-name="P1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413cm" svg:height="1.651cm" svg:x="3.177cm" svg:y="9.614cm">
          <text:p text:style-name="P1">Corr: C’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2.413cm" svg:height="1.651cm" svg:x="9.4cm" svg:y="11.773cm">
          <text:p text:style-name="P1">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413cm" svg:height="1.651cm" svg:x="3.159cm" svg:y="13.7cm">
          <text:p text:style-name="P1">Corr: C’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2.413cm" svg:height="1.016cm" svg:x="0.238cm" svg:y="9.382cm">
          <draw:text-box>
            <text:p>CIR</text:p>
          </draw:text-box>
        </draw:frame>
        <draw:frame draw:style-name="gr10" draw:text-style-name="P12" draw:layer="layout" svg:width="3.048cm" svg:height="1.673cm" svg:x="0.111cm" svg:y="10.398cm">
          <draw:text-box>
            <text:p>Sync</text:p>
          </draw:text-box>
        </draw:frame>
        <draw:custom-shape draw:style-name="gr11" draw:text-style-name="P5" draw:layer="layout" svg:width="1.905cm" svg:height="0.635cm" svg:x="7.604cm" svg:y="4.937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905cm" svg:height="0.635cm" svg:x="9.509cm" svg:y="4.937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905cm" svg:height="0.635cm" svg:x="8.494cm" svg:y="4.303cm">
          <text:p text:style-name="P1">C’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2" draw:layer="layout" svg:width="4.572cm" svg:height="1.673cm" svg:x="0.873cm" svg:y="7.709cm">
          <draw:text-box>
            <text:p>max(Energy)</text:p>
          </draw:text-box>
        </draw:frame>
        <draw:line draw:style-name="gr12" draw:text-style-name="P10" draw:layer="layout" svg:x1="10.652cm" svg:y1="3.159cm" svg:x2="11.922cm" svg:y2="3.159cm">
          <text:p/>
        </draw:line>
        <draw:line draw:style-name="gr12" draw:text-style-name="P10" draw:layer="layout" svg:x1="14.335cm" svg:y1="3.159cm" svg:x2="15.605cm" svg:y2="3.159cm">
          <text:p/>
        </draw:line>
        <draw:line draw:style-name="gr12" draw:text-style-name="P10" draw:layer="layout" svg:x1="15.496cm" svg:y1="10.503cm" svg:x2="14.226cm" svg:y2="10.503cm">
          <text:p/>
        </draw:line>
        <draw:line draw:style-name="gr12" draw:text-style-name="P10" draw:layer="layout" svg:x1="11.813cm" svg:y1="10.503cm" svg:x2="10.543cm" svg:y2="10.503cm">
          <text:p/>
        </draw:line>
        <draw:line draw:style-name="gr12" draw:text-style-name="P10" draw:layer="layout" svg:x1="10.543cm" svg:y1="10.503cm" svg:x2="9.273cm" svg:y2="10.503cm">
          <text:p/>
        </draw:line>
        <draw:line draw:style-name="gr12" draw:text-style-name="P10" draw:layer="layout" svg:x1="6.86cm" svg:y1="10.503cm" svg:x2="5.59cm" svg:y2="10.503cm">
          <text:p/>
        </draw:line>
        <draw:line draw:style-name="gr12" draw:text-style-name="P10" draw:layer="layout" svg:x1="6.842cm" svg:y1="14.589cm" svg:x2="5.572cm" svg:y2="14.589cm">
          <text:p/>
        </draw:line>
        <draw:line draw:style-name="gr12" draw:text-style-name="P10" draw:layer="layout" svg:x1="10.543cm" svg:y1="10.503cm" svg:x2="10.543cm" svg:y2="11.773cm">
          <text:p/>
        </draw:line>
        <draw:line draw:style-name="gr12" draw:text-style-name="P10" draw:layer="layout" svg:x1="10.543cm" svg:y1="13.424cm" svg:x2="10.543cm" svg:y2="14.694cm">
          <text:p/>
        </draw:line>
        <draw:line draw:style-name="gr12" draw:text-style-name="P10" draw:layer="layout" svg:x1="10.525cm" svg:y1="14.589cm" svg:x2="9.255cm" svg:y2="14.589cm">
          <text:p/>
        </draw:line>
        <draw:line draw:style-name="gr12" draw:text-style-name="P10" draw:layer="layout" svg:x1="19.161cm" svg:y1="3.159cm" svg:x2="19.161cm" svg:y2="4.429cm">
          <text:p/>
        </draw:line>
        <draw:line draw:style-name="gr12" draw:text-style-name="P10" draw:layer="layout" svg:x1="18.018cm" svg:y1="3.159cm" svg:x2="19.288cm" svg:y2="3.159cm">
          <text:p/>
        </draw:line>
        <draw:line draw:style-name="gr12" draw:text-style-name="P10" draw:layer="layout" svg:x1="19.161cm" svg:y1="6.08cm" svg:x2="19.161cm" svg:y2="7.35cm">
          <text:p/>
        </draw:line>
        <draw:line draw:style-name="gr12" draw:text-style-name="P10" draw:layer="layout" svg:x1="19.161cm" svg:y1="9.338cm" svg:x2="19.161cm" svg:y2="10.608cm">
          <text:p/>
        </draw:line>
        <draw:line draw:style-name="gr12" draw:text-style-name="P10" draw:layer="layout" svg:x1="19.179cm" svg:y1="10.503cm" svg:x2="17.909cm" svg:y2="10.503cm">
          <text:p/>
        </draw:line>
        <draw:custom-shape draw:style-name="gr13" draw:text-style-name="P5" draw:layer="layout" svg:width="0.762cm" svg:height="0.762cm" svg:x="18.78cm" svg:y="7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0" draw:layer="layout" svg:x1="17.51cm" svg:y1="7.731cm" svg:x2="18.78cm" svg:y2="7.731cm">
          <text:p/>
        </draw:line>
        <draw:line draw:style-name="gr14" draw:text-style-name="P10" draw:layer="layout" svg:x1="19.161cm" svg:y1="7.35cm" svg:x2="19.161cm" svg:y2="8.112cm">
          <text:p/>
        </draw:line>
        <draw:line draw:style-name="gr14" draw:text-style-name="P10" draw:layer="layout" svg:x1="18.78cm" svg:y1="7.731cm" svg:x2="19.542cm" svg:y2="7.731cm">
          <text:p/>
        </draw:line>
        <draw:line draw:style-name="gr12" draw:text-style-name="P10" draw:layer="layout" svg:x1="19.161cm" svg:y1="8.112cm" svg:x2="19.161cm" svg:y2="9.382cm">
          <text:p/>
        </draw:line>
        <draw:line draw:style-name="gr12" draw:text-style-name="P10" draw:layer="layout" svg:x1="6.969cm" svg:y1="3.159cm" svg:x2="8.239cm" svg:y2="3.159cm">
          <text:p/>
        </draw:line>
        <draw:line draw:style-name="gr8" draw:text-style-name="P10" draw:layer="layout" svg:x1="7.677cm" svg:y1="10.652cm" svg:x2="7.677cm" svg:y2="10.271cm">
          <text:p/>
        </draw:line>
        <draw:line draw:style-name="gr8" draw:text-style-name="P10" draw:layer="layout" svg:x1="7.604cm" svg:y1="14.716cm" svg:x2="7.604cm" svg:y2="14.335cm">
          <text:p/>
        </draw:line>
        <draw:line draw:style-name="gr12" draw:text-style-name="P10" draw:layer="layout" svg:x1="3.159cm" svg:y1="9.89cm" svg:x2="1.889cm" svg:y2="9.89cm">
          <text:p/>
        </draw:line>
        <draw:line draw:style-name="gr12" draw:text-style-name="P10" draw:layer="layout" svg:x1="3.159cm" svg:y1="10.906cm" svg:x2="1.889cm" svg:y2="10.906cm">
          <text:p/>
        </draw:line>
        <draw:line draw:style-name="gr12" draw:text-style-name="P10" draw:layer="layout" svg:x1="2.778cm" svg:y1="8.62cm" svg:x2="2.778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2:51.951954092</meta:creation-date>
    <dc:date>2017-09-15T13:15:17.002036694</dc:date>
    <meta:editing-duration>PT13S</meta:editing-duration>
    <meta:editing-cycles>1</meta:editing-cycles>
    <meta:document-statistic meta:object-count="46"/>
    <meta:generator>LibreOffice/5.1.6.2$Linux_X86_64 LibreOffice_project/10m0$Build-2</meta:generator>
  </office:meta>
</office:document-meta>
</file>